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Black" svg:font-family="'Arial Black'" style:font-pitch="variable"/>
    <style:font-face style:name="Futura" svg:font-family="Futura" style:font-pitch="variable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lwg Typist" svg:font-family="'Tlwg Typist'" style:font-pitch="variable"/>
    <style:font-face style:name="TlwgMono" svg:font-family="TlwgMono" style:font-pitch="fixed"/>
  </office:font-face-decls>
  <office:automatic-styles>
    <style:style style:name="P1" style:family="paragraph" style:parent-style-name="Standard">
      <style:text-properties style:font-name="Tlwg Typist" fo:font-size="18pt" style:font-size-asian="18pt" style:font-size-complex="18pt"/>
    </style:style>
    <style:style style:name="P2" style:family="paragraph" style:parent-style-name="Standard">
      <style:text-properties style:font-name="Tlwg Typist" fo:font-size="18pt" officeooo:paragraph-rsid="00029616" style:font-size-asian="18pt" style:font-size-complex="1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29616" style:font-weight-asian="bold" style:font-weight-complex="bold"/>
    </style:style>
    <style:style style:name="T5" style:family="text">
      <style:text-properties officeooo:rsid="000949d7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0aedb" style:font-style-asian="italic" style:font-style-complex="italic"/>
    </style:style>
    <style:style style:name="T8" style:family="text">
      <style:text-properties officeooo:rsid="000ff1a6"/>
    </style:style>
    <style:style style:name="T9" style:family="text">
      <style:text-properties officeooo:rsid="0010ae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<text:span text:style-name="T5">t</text:span>ide, (look-to)</text:p>
      <text:p text:style-name="P2"><text:span text:style-name="T5">S</text:span>and <text:s text:c="2"/><text:span text:style-name="T2">S U N</text:span></text:p>
      <text:p text:style-name="P1"><text:s text:c="9"/>(sit, sets)</text:p>
      <text:p text:style-name="P1"><text:s text:c="9"/>( <text:s/>(<text:span text:style-name="T6">she</text:span>) <text:s/>stands)</text:p>
      <text:p text:style-name="P1"><text:span text:style-name="T4">A B O V E</text:span><text:span text:style-name="T3"> </text:span><text:s text:c="9"/>(lays?)</text:p>
      <text:p text:style-name="P1"><text:s text:c="2"/>b</text:p>
      <text:p text:style-name="P1"><text:s/><text:span text:style-name="T6">S</text:span><text:span text:style-name="T7">E</text:span></text:p>
      <text:p text:style-name="P1"><text:s text:c="2"/><text:span text:style-name="T7">A</text:span> <text:s text:c="3"/>foam,</text:p>
      <text:p text:style-name="P1"><text:s/>occupies</text:p>
      <text:p text:style-name="P1"><text:s text:c="2"/>h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Black" svg:font-family="'Arial Black'" style:font-pitch="variable"/>
    <style:font-face style:name="Futura" svg:font-family="Futura" style:font-pitch="variable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lwg Typist" svg:font-family="'Tlwg Typist'" style:font-pitch="variable"/>
    <style:font-face style:name="TlwgMono" svg:font-family="TlwgMono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4T12:38:01.430158632</meta:creation-date>
    <dc:date>2025-07-04T12:47:30.341213678</dc:date>
    <meta:editing-duration>PT9M22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23" meta:character-count="129" meta:non-whitespace-character-count="74"/>
  </office:meta>
</office:document-meta>
</file>